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tarSymbol" style:font-charset="x-symbol" svg:font-family="StarSymbol" style:font-family-generic="system" svg:panose-1="2 11 6 4 2 2 2 2 2 4"/>
    <style:font-face style:name="StarSymbol, 'Arial Unicode MS'" style:font-charset="x-symbol" svg:font-family="StarSymbol, 'Arial Unicode MS'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 fo:border="0.0034in solid #000000" fo:padding="0.0138in" style:shadow="none"/>
    </style:style>
    <style:style style:name="T25" style:parent-style-name="Car.predefinitoparagrafo" style:family="text">
      <style:text-properties fo:font-size="16pt" style:font-size-asian="16pt" style:font-size-complex="16pt"/>
    </style:style>
    <style:style style:name="T26" style:parent-style-name="Car.predefinitoparagrafo" style:family="text">
      <style:text-properties fo:font-style="italic" style:font-style-asian="italic" style:font-style-complex="italic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T28" style:parent-style-name="Car.predefinitoparagrafo" style:family="text">
      <style:text-properties fo:font-style="italic" style:font-style-asian="italic" style:font-style-complex="italic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T30" style:parent-style-name="Car.predefinitoparagrafo" style:family="text">
      <style:text-properties fo:font-style="italic" style:font-style-asian="italic" style:font-style-complex="italic"/>
    </style:style>
    <style:style style:name="T31" style:parent-style-name="Car.predefinitoparagrafo" style:family="text">
      <style:text-properties fo:font-style="italic" style:font-style-asian="italic" style:font-style-complex="italic"/>
    </style:style>
    <style:style style:name="T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" style:parent-style-name="Car.predefinitoparagrafo" style:family="text">
      <style:text-properties fo:font-style="italic" style:font-style-asian="italic"/>
    </style:style>
    <style:style style:name="P34" style:parent-style-name="Titolo1" style:family="paragraph">
      <style:paragraph-properties fo:border="0.0034in solid #000000" fo:padding="0.0138in" style:shadow="none"/>
    </style:style>
    <style:style style:name="P35" style:parent-style-name="Textbody" style:family="paragraph">
      <style:text-properties fo:color="#000000"/>
    </style:style>
    <style:style style:name="P36" style:parent-style-name="Textbody" style:family="paragraph">
      <style:text-properties fo:font-weight="bold" style:font-weight-asian="bold" style:font-weight-complex="bold"/>
    </style:style>
    <style:style style:name="P37" style:parent-style-name="Titolo1" style:family="paragraph">
      <style:paragraph-properties fo:break-before="page" fo:border="0.0034in solid #000000" fo:padding="0.0138in" style:shadow="none"/>
    </style:style>
    <style:style style:name="T38" style:parent-style-name="Car.predefinitoparagrafo" style:family="text">
      <style:text-properties fo:font-size="16pt" style:font-size-asian="16pt" style:font-size-complex="16pt"/>
    </style:style>
    <style:style style:name="T39" style:parent-style-name="Car.predefinitoparagrafo" style:family="text">
      <style:text-properties fo:font-size="16pt" style:font-size-asian="16pt" style:font-size-complex="16pt"/>
    </style:style>
    <style:style style:name="T40" style:parent-style-name="Car.predefinitoparagrafo" style:family="text">
      <style:text-properties fo:font-size="11pt" style:font-size-asian="11pt" style:font-size-complex="11pt"/>
    </style:style>
    <style:style style:name="T4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2" style:parent-style-name="Car.predefinitoparagrafo" style:family="text">
      <style:text-properties fo:font-size="11pt" style:font-size-asian="11pt" style:font-size-complex="11pt"/>
    </style:style>
    <style:style style:name="T43" style:parent-style-name="Car.predefinitoparagrafo" style:family="text">
      <style:text-properties fo:font-size="11pt" style:font-size-asian="11pt" style:font-size-complex="11pt"/>
    </style:style>
    <style:style style:name="T44" style:parent-style-name="Car.predefinitoparagrafo" style:family="text">
      <style:text-properties fo:font-size="11pt" style:font-size-asian="11pt" style:font-size-complex="11pt"/>
    </style:style>
    <style:style style:name="T45" style:parent-style-name="Car.predefinitoparagrafo" style:family="text">
      <style:text-properties fo:font-size="11pt" style:font-size-asian="11pt" style:font-size-complex="11pt"/>
    </style:style>
    <style:style style:name="P46" style:parent-style-name="Titolo1" style:family="paragraph">
      <style:paragraph-properties fo:border="0.0034in solid #000000" fo:padding="0.0138in" style:shadow="none"/>
    </style:style>
    <style:style style:name="P47" style:parent-style-name="Textbody" style:family="paragraph">
      <style:text-properties fo:font-weight="bold" style:font-weight-asian="bold" style:font-weight-complex="bold"/>
    </style:style>
    <style:style style:name="P48" style:parent-style-name="Textbody" style:family="paragraph">
      <style:text-properties fo:font-weight="bold" style:font-weight-asian="bold" style:font-weight-complex="bold"/>
    </style:style>
    <style:style style:name="P49" style:parent-style-name="Textbody" style:family="paragraph">
      <style:text-properties fo:font-weight="bold" style:font-weight-asian="bold" style:font-weight-complex="bold"/>
    </style:style>
    <style:style style:name="P50" style:parent-style-name="Textbody" style:family="paragraph">
      <style:text-properties fo:font-weight="bold" style:font-weight-asian="bold" style:font-weight-complex="bold"/>
    </style:style>
    <style:style style:name="P51" style:parent-style-name="Textbody" style:family="paragraph">
      <style:text-properties fo:font-weight="bold" style:font-weight-asian="bold" style:font-weight-complex="bold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Textbody" style:family="paragraph">
      <style:text-properties fo:font-weight="bold" style:font-weight-asian="bold" style:font-weight-complex="bold"/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itolo1" style:family="paragraph">
      <style:paragraph-properties fo:break-before="page" fo:border="0.0034in solid #000000" fo:padding="0.0138in" style:shadow="none"/>
    </style:style>
    <style:style style:name="T58" style:parent-style-name="Car.predefinitoparagrafo" style:family="text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tyle="italic" style:font-style-asian="italic" style:font-style-complex="italic"/>
    </style:style>
    <style:style style:name="T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2" style:parent-style-name="Titolo1" style:family="paragraph">
      <style:paragraph-properties fo:border="0.0034in solid #000000" fo:padding="0.0138in" style:shadow="none"/>
    </style:style>
  </office:automatic-styles>
  <office:body>
    <office:text text:use-soft-page-breaks="true">
      <text:h text:style-name="P1" text:outline-level="1">Domanda 1/3 (punti<text:s/><text:span text:style-name="T25">5</text:span>/30)</text:h>
      <text:p text:style-name="Textbody"><text:span text:style-name="T26">Junker</text:span><text:s/>è un’applicazione per dispositivi iOS che aiuta i propri utenti nel corretto riciclo e differenziazione<text:s/>dei rifiuti.<text:s/>L’applicazione permette di inquadrare con la<text:s/>fotocamera<text:s/>il codice a barre dell’involucro del rifiuto,<text:s/>per ottenere indicazioni<text:s/>su<text:s/>come differenziarne i componenti. Per permettere all’utente di interagire con la fotocamera,<text:s/>l’applicazione utilizza una apposita vista. Le informazioni recuperate dal dispositivo ottico vengono inviate ai<text:s/><text:span text:style-name="T27">server</text:span><text:s/>di<text:s/><text:span text:style-name="T28">Junkers</text:span>, che, seppur remoti, l’applicazione “vede” come locali. Il<text:s/><text:span text:style-name="T29">backend</text:span><text:s/>risponde a tale invio con una lista di oggetti, uno per ogni componente del<text:s/><text:span text:style-name="T30">packaging</text:span><text:s/>fotografato, con indicazione del corrispondente contenitore di conferimento. L’informazione così recuperata viene quindi visualizzata sullo schermo del dispositivo. L’applicazione è implementata utilizzando un classico<text:s/><text:span text:style-name="T31">pattern</text:span><text:s/>MVC.</text:p>
      <text:p text:style-name="Textbody">Si modelli tale sistema mediante un<text:s/><text:span text:style-name="T32">diagramma delle classi</text:span>, comprensivo dei<text:s/><text:span text:style-name="T33">design pattern</text:span><text:s/>a esso pertinenti.</text:p>
      <text:h text:style-name="P34" text:outline-level="1">Risposta</text:h>
      <text:p text:style-name="P35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36"/>
      <text:soft-page-break/>
      <text:h text:style-name="P37" text:outline-level="1">Domanda<text:s/><text:span text:style-name="T38">2/3</text:span><text:s/>(punti<text:s/><text:span text:style-name="T39">3</text:span>/30)</text:h>
      <text:p text:style-name="Textbody"><text:span text:style-name="T40">Dato il sistema precedentemente descritto, si usi un<text:s/></text:span><text:span text:style-name="T41">diagramma di sequenza</text:span><text:span text:style-name="T42"><text:s/>per modellare la collaborazione delle componenti coinvolte nel recuperare le informazioni per la corretta differenziazione relative all’</text:span><text:span text:style-name="T43">involucro</text:span><text:span text:style-name="T44"><text:s/>di un succo di frutta</text:span><text:span text:style-name="T45">, composto da cannuccia e contenitore cartaceo.</text:span></text:p>
      <text:h text:style-name="P46" text:outline-level="1">Risposta</text:h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h text:style-name="P57" text:outline-level="1">Domanda<text:s/><text:span text:style-name="T58">3/3</text:span><text:s/>(punti<text:s/><text:span text:style-name="T59">2</text:span>/30)</text:h>
      <text:p text:style-name="Textbody">L’applicazione<text:s/><text:span text:style-name="T60">Junkers</text:span><text:s/>richiede ovviamente la registrazione e il successivo login per poter essere utilizzata. In particolare, è disponibile, oltre alla classica registrazione con email e password, anche la registrazione tramite Facebook e Twitter. Una volta autenticato, l’utente può ricercare le informazioni su come differenziare un prodotto utilizzando la scansione del codice a barre, una ricerca tassonomica su diverse categorie merceologiche o tramite una foto generica dell’articolo.</text:p>
      <text:p text:style-name="Textbody">Utilizzando un<text:s/><text:span text:style-name="T61">diagramma dei casi d’uso</text:span>, si modellino le esigenze sopra delineate. Non è richiesta alcuna descrizione testuale del diagramma.</text:p>
      <text:h text:style-name="P62" text:outline-level="1">Risposta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tarSymbol" style:font-charset="x-symbol" svg:font-family="StarSymbol" style:font-family-generic="system" svg:panose-1="2 11 6 4 2 2 2 2 2 4"/>
    <style:font-face style:name="StarSymbol, 'Arial Unicode MS'" style:font-charset="x-symbol" svg:font-family="StarSymbol, 'Arial Unicode MS'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style:font-name="Times New Roman" style:font-name-asian="Lucida Sans Unicode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Titolo3" style:display-name="Titolo 3" style:family="paragraph" style:parent-style-name="Heading" style:next-style-name="Textbody" style:default-outline-level="3">
      <style:paragraph-properties fo:border="0.0069in solid #000000" fo:padding="0in" style:shadow="none"/>
      <style:text-properties fo:font-weight="bold" style:font-weight-asian="bold" style:font-weight-complex="bold" fo:hyphenate="false"/>
    </style:style>
    <style:style style:name="Normale" style:display-name="Normale" style:family="paragraph">
      <style:paragraph-properties fo:margin-top="0.1222in" fo:margin-bottom="0.1222in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font-size="10pt" style:font-size-asian="10pt" style:font-size-complex="10pt" fo:language="it" fo:country="I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2pt" style:font-size-asian="12pt" style:font-size-complex="12pt"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HeaderandFooter"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llustration" style:display-name="Illustration" style:family="paragraph" style:parent-style-name="Didascalia">
      <style:text-properties fo:hyphenate="false"/>
    </style:style>
    <style:style style:name="Text" style:display-name="Text" style:family="paragraph" style:parent-style-name="Didascalia">
      <style:text-properties fo:hyphenate="false"/>
    </style:style>
    <style:style style:name="Framecontents" style:display-name="Frame contents" style:family="paragraph">
      <style:paragraph-properties fo:margin-bottom="0.1472in"/>
      <style:text-properties fo:font-size="11pt" style:font-size-asian="11pt" style:font-size-complex="11pt" fo:hyphenate="false"/>
    </style:style>
    <style:style style:name="Drawing" style:display-name="Drawing" style:family="paragraph" style:parent-style-name="Didascalia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Oggettoconpuntadifreccia" style:display-name="Oggetto con punta di freccia" style:family="paragraph" style:parent-style-name="Standard">
      <style:text-properties fo:hyphenate="false"/>
    </style:style>
    <style:style style:name="Oggettoconombra" style:display-name="Oggetto con ombra" style:family="paragraph" style:parent-style-name="Standard">
      <style:text-properties fo:hyphenate="false"/>
    </style:style>
    <style:style style:name="Oggettosenzariempimento" style:display-name="Oggetto senza riempimento" style:family="paragraph" style:parent-style-name="Standard">
      <style:text-properties fo:hyphenate="false"/>
    </style:style>
    <style:style style:name="Corpotestogiustificato" style:display-name="Corpo testo giustificato" style:family="paragraph" style:parent-style-name="Standard">
      <style:text-properties fo:hyphenate="false"/>
    </style:style>
    <style:style style:name="Titolo30" style:display-name="Titolo3" style:family="paragraph" style:parent-style-name="Standard">
      <style:text-properties fo:hyphenate="false"/>
    </style:style>
    <style:style style:name="Titolo4" style:display-name="Titolo4" style:family="paragraph" style:parent-style-name="Standard">
      <style:paragraph-properties fo:text-align="center"/>
      <style:text-properties fo:hyphenate="false"/>
    </style:style>
    <style:style style:name="Titolo5" style:display-name="Titolo5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Intestazione1" style:display-name="Intestazione1" style:family="paragraph" style:parent-style-name="Standard">
      <style:paragraph-properties fo:margin-top="0.1652in" fo:margin-bottom="0.0826in"/>
      <style:text-properties fo:hyphenate="false"/>
    </style:style>
    <style:style style:name="Intestazione2" style:display-name="Intestazione2" style:family="paragraph" style:parent-style-name="Standard">
      <style:paragraph-properties fo:margin-top="0.1652in" fo:margin-bottom="0.0826in"/>
      <style:text-properties fo:hyphenate="false"/>
    </style:style>
    <style:style style:name="Lineadiquotatura" style:display-name="Linea di quotatura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DefaultLTUntertitel" style:display-name="Default~LT~Untertitel" style:family="paragraph">
      <style:paragraph-properties fo:text-align="center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DefaultLTHintergrundobjekte" style:display-name="Default~LT~Hintergrundobjekte" style:family="paragraph">
      <style:text-properties fo:hyphenate="false"/>
    </style:style>
    <style:style style:name="DefaultLTHintergrund" style:display-name="Default~LT~Hintergrund" style:family="paragraph"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ahoma" style:font-name-asian="Tahoma" style:font-name-complex="Tahoma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Oggettidisfondo" style:display-name="Oggetti di sfondo" style:family="paragraph">
      <style:text-properties fo:hyphenate="false"/>
    </style:style>
    <style:style style:name="Sfondo" style:display-name="Sfondo" style:family="paragraph">
      <style:text-properties fo:hyphenate="false"/>
    </style:style>
    <style:style style:name="Note" style:display-name="Note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Struttura1" style:display-name="Struttura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Struttura2" style:display-name="Struttura 2" style:family="paragraph" style:parent-style-name="Struttura1">
      <style:paragraph-properties fo:margin-bottom="0.1576in"/>
      <style:text-properties fo:font-size="28pt" style:font-size-asian="28pt" style:font-size-complex="28pt" fo:hyphenate="false"/>
    </style:style>
    <style:style style:name="Struttura3" style:display-name="Struttura 3" style:family="paragraph" style:parent-style-name="Struttura2">
      <style:paragraph-properties fo:margin-bottom="0.118in"/>
      <style:text-properties fo:font-size="24pt" style:font-size-asian="24pt" style:font-size-complex="24pt" fo:hyphenate="false"/>
    </style:style>
    <style:style style:name="Struttura4" style:display-name="Struttura 4" style:family="paragraph" style:parent-style-name="Struttura3">
      <style:paragraph-properties fo:margin-bottom="0.0784in"/>
      <style:text-properties fo:font-size="20pt" style:font-size-asian="20pt" style:font-size-complex="20pt" fo:hyphenate="false"/>
    </style:style>
    <style:style style:name="Struttura5" style:display-name="Struttura 5" style:family="paragraph" style:parent-style-name="Struttura4">
      <style:paragraph-properties fo:margin-bottom="0.0395in"/>
      <style:text-properties fo:hyphenate="false"/>
    </style:style>
    <style:style style:name="Struttura6" style:display-name="Struttura 6" style:family="paragraph" style:parent-style-name="Struttura5">
      <style:text-properties fo:hyphenate="false"/>
    </style:style>
    <style:style style:name="Struttura7" style:display-name="Struttura 7" style:family="paragraph" style:parent-style-name="Struttura6">
      <style:text-properties fo:hyphenate="false"/>
    </style:style>
    <style:style style:name="Struttura8" style:display-name="Struttura 8" style:family="paragraph" style:parent-style-name="Struttura7">
      <style:text-properties fo:hyphenate="false"/>
    </style:style>
    <style:style style:name="Struttura9" style:display-name="Struttura 9" style:family="paragraph" style:parent-style-name="Struttura8">
      <style:text-properties fo:hyphenate="false"/>
    </style:style>
    <style:style style:name="Terminedefinizione" style:display-name="Termine definizione" style:family="paragraph">
      <style:text-properties fo:hyphenate="false"/>
    </style:style>
    <style:style style:name="Elencodefinizione" style:display-name="Elenco definizione" style:family="paragraph">
      <style:paragraph-properties fo:margin-left="0.4409in">
        <style:tab-stops/>
      </style:paragraph-properties>
      <style:text-properties fo:hyphenate="false"/>
    </style:style>
    <style:style style:name="Definizione" style:display-name="Definizione" style:family="paragraph">
      <style:text-properties fo:font-style="italic" style:font-style-asian="italic" style:font-style-complex="italic" fo:hyphenate="false"/>
    </style:style>
    <style:style style:name="H1" style:display-name="H1" style:family="paragraph">
      <style:paragraph-properties fo:margin-top="0.1222in" fo:margin-bottom="0.1222in"/>
      <style:text-properties fo:font-weight="bold" style:font-weight-asian="bold" style:font-weight-complex="bold" fo:font-size="24pt" style:font-size-asian="24pt" style:font-size-complex="24pt" fo:hyphenate="false"/>
    </style:style>
    <style:style style:name="H2" style:display-name="H2" style:family="paragraph">
      <style:paragraph-properties fo:margin-top="0.1222in" fo:margin-bottom="0.1222in"/>
      <style:text-properties fo:font-weight="bold" style:font-weight-asian="bold" style:font-weight-complex="bold" fo:font-size="18pt" style:font-size-asian="18pt" style:font-size-complex="18pt" fo:hyphenate="false"/>
    </style:style>
    <style:style style:name="H3" style:display-name="H3" style:family="paragraph">
      <style:paragraph-properties fo:margin-top="0.1222in" fo:margin-bottom="0.1222in"/>
      <style:text-properties fo:font-weight="bold" style:font-weight-asian="bold" style:font-weight-complex="bold" fo:font-size="14pt" style:font-size-asian="14pt" style:font-size-complex="14pt" fo:hyphenate="false"/>
    </style:style>
    <style:style style:name="H4" style:display-name="H4" style:family="paragraph">
      <style:paragraph-properties fo:margin-top="0.1222in" fo:margin-bottom="0.1222in"/>
      <style:text-properties fo:font-weight="bold" style:font-weight-asian="bold" style:font-weight-complex="bold" fo:hyphenate="false"/>
    </style:style>
    <style:style style:name="H5" style:display-name="H5" style:family="paragraph">
      <style:paragraph-properties fo:margin-top="0.1222in" fo:margin-bottom="0.1222in"/>
      <style:text-properties fo:font-weight="bold" style:font-weight-asian="bold" style:font-weight-complex="bold" fo:font-size="10pt" style:font-size-asian="10pt" style:font-size-complex="10pt" fo:hyphenate="false"/>
    </style:style>
    <style:style style:name="H6" style:display-name="H6" style:family="paragraph">
      <style:paragraph-properties fo:margin-top="0.1222in" fo:margin-bottom="0.1222in"/>
      <style:text-properties fo:font-weight="bold" style:font-weight-asian="bold" style:font-weight-complex="bold" fo:font-size="8pt" style:font-size-asian="8pt" style:font-size-complex="8pt" fo:hyphenate="false"/>
    </style:style>
    <style:style style:name="Indirizzo" style:display-name="Indirizzo" style:family="paragraph">
      <style:text-properties fo:font-style="italic" style:font-style-asian="italic" style:font-style-complex="italic" fo:hyphenate="false"/>
    </style:style>
    <style:style style:name="Blockquote" style:display-name="Blockquote" style:family="paragraph">
      <style:paragraph-properties fo:margin-top="0.1222in" fo:margin-bottom="0.1222in" fo:margin-left="0.4409in" fo:margin-right="0.4409in">
        <style:tab-stops/>
      </style:paragraph-properties>
      <style:text-properties fo:hyphenate="false"/>
    </style:style>
    <style:style style:name="CITE" style:display-name="CITE" style:family="paragraph">
      <style:text-properties fo:font-style="italic" style:font-style-asian="italic" style:font-style-complex="italic" fo:hyphenate="false"/>
    </style:style>
    <style:style style:name="CODE" style:display-name="COD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Enfasicorsivo1" style:display-name="Enfasi (corsivo)1" style:family="paragraph">
      <style:text-properties fo:font-style="italic" style:font-style-asian="italic" style:font-style-complex="italic" fo:hyphenate="false"/>
    </style:style>
    <style:style style:name="Collegamentoipertestuale1" style:display-name="Collegamento ipertestuale1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Collegamentovisitato1" style:display-name="Collegamento visitato1" style:family="paragraph">
      <style:text-properties fo:color="#800080" style:text-underline-type="single" style:text-underline-style="solid" style:text-underline-width="auto" style:text-underline-mode="continuous" fo:hyphenate="false"/>
    </style:style>
    <style:style style:name="Tastiera" style:display-name="Tastiera" style:family="paragraph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 fo:hyphenate="false"/>
    </style:style>
    <style:style style:name="Preformattato" style:display-name="Preformattato" style:family="paragraph">
      <style:paragraph-properties>
        <style:tab-stops>
          <style:tab-stop style:type="left" style:position="0in"/>
          <style:tab-stop style:type="left" style:position="1.175in"/>
          <style:tab-stop style:type="left" style:position="2.3493in"/>
          <style:tab-stop style:type="left" style:position="3.5243in"/>
          <style:tab-stop style:type="left" style:position="4.6986in"/>
          <style:tab-stop style:type="left" style:position="5.8736in"/>
          <style:tab-stop style:type="left" style:position="7.0479in"/>
          <style:tab-stop style:type="left" style:position="8.2229in"/>
          <style:tab-stop style:type="left" style:position="9.3979in"/>
          <style:tab-stop style:type="left" style:position="10.5722in"/>
          <style:tab-stop style:type="left" style:position="11.7472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z-BottomofForm" style:display-name="z-Bottom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z-TopofForm" style:display-name="z-Top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Esempio" style:display-name="Esempio" style:family="paragraph">
      <style:text-properties style:font-name="Courier New" style:font-name-asian="Courier New" style:font-name-complex="Courier New" fo:hyphenate="false"/>
    </style:style>
    <style:style style:name="Enfasigrassetto1" style:display-name="Enfasi (grassetto)1" style:family="paragraph">
      <style:text-properties fo:font-weight="bold" style:font-weight-asian="bold" style:font-weight-complex="bold" fo:hyphenate="false"/>
    </style:style>
    <style:style style:name="Macchinadascrivere" style:display-name="Macchina da scriver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Variabile" style:display-name="Variabile" style:family="paragraph">
      <style:text-properties fo:font-style="italic" style:font-style-asian="italic" style:font-style-complex="italic" fo:hyphenate="false"/>
    </style:style>
    <style:style style:name="HTMLMarkup" style:display-name="HTML Markup" style:family="paragraph">
      <style:text-properties fo:color="#FF0000" fo:hyphenate="false"/>
    </style:style>
    <style:style style:name="Commento" style:display-name="Commento" style:family="paragraph">
      <style:text-properties fo:hyphenate="false"/>
    </style:style>
    <style:style style:name="Corpotesto" style:display-name="Corpo testo" style:family="paragraph">
      <style:paragraph-properties fo:margin-bottom="0.1472in"/>
      <style:text-properties fo:font-size="11pt" style:font-size-asian="11pt" style:font-size-complex="11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ourier" style:display-name="Courier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ellanormale1" style:display-name="Tabella normale1" style:family="paragraph">
      <style:paragraph-properties fo:widows="2" fo:orphans="2" style:vertical-align="auto" fo:margin-bottom="0.1388in" fo:line-height="115%"/>
      <style:text-properties style:font-name="Calibri" style:font-name-asian="Calibri" style:font-name-complex="Calibri" fo:font-size="11pt" style:font-size-asian="11pt" style:font-size-complex="11pt" fo:language="it" fo:country="IT" style:language-complex="ar" style:country-complex="SA" fo:hyphenate="false"/>
    </style:style>
    <style:style style:name="FootnoteSymbol" style:display-name="Footnote Symbol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RTF_Num21" style:display-name="RTF_Num 2 1" style:family="text"/>
    <style:style style:name="RTF_Num22" style:display-name="RTF_Num 2 2" style:family="text"/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RTF_Num29" style:display-name="RTF_Num 2 9" style:family="text"/>
    <style:style style:name="RTF_Num31" style:display-name="RTF_Num 3 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2" style:display-name="RTF_Num 3 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3" style:display-name="RTF_Num 3 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4" style:display-name="RTF_Num 3 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5" style:display-name="RTF_Num 3 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6" style:display-name="RTF_Num 3 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7" style:display-name="RTF_Num 3 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8" style:display-name="RTF_Num 3 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9" style:display-name="RTF_Num 3 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41" style:display-name="RTF_Num 4 1" style:family="text"/>
    <style:style style:name="RTF_Num42" style:display-name="RTF_Num 4 2" style:family="text"/>
    <style:style style:name="RTF_Num43" style:display-name="RTF_Num 4 3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51" style:display-name="RTF_Num 5 1" style:family="text"/>
    <style:style style:name="RTF_Num52" style:display-name="RTF_Num 5 2" style:family="text"/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FootnoteSymboluser" style:display-name="Footnote Symbol (user)" style:family="text"/>
    <style:style style:name="BulletSymbolsuser" style:display-name="Bullet Symbols (user)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EndnoteSymboluser" style:display-name="Endnote Symbol (user)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text:list-style style:name="RTF_Num2" style:display-name="RTF_Num 2">
      <text:list-level-style-number text:level="1" style:num-suffix=")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text:list-style style:name="RTF_Num3" style:display-name="RTF_Num 3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bullet text:level="2" text:style-name="WW_CharLFO2LVL2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3" text:style-name="WW_CharLFO2LVL3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5" text:style-name="WW_CharLFO2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6" text:style-name="WW_CharLFO2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8" text:style-name="WW_CharLFO2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9" text:style-name="WW_CharLFO2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</text:list-style>
    <text:list-style style:name="RTF_Num4" style:display-name="RTF_Num 4">
      <text:list-level-style-number text:level="1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suffix=")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4in"/>
      </style:header-style>
      <style:footer-style>
        <style:header-footer-properties style:dynamic-spacing="true" fo:min-height="0in"/>
      </style:footer-style>
    </style:page-layout>
    <style:style style:name="T2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5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7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8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9" style:parent-style-name="Car.predefinitoparagrafo" style:family="text">
      <style:text-properties style:font-name="Arial" fo:font-weight="bold" style:font-weight-asian="bold" fo:font-size="10.5pt" style:font-size-asian="10.5pt"/>
    </style:style>
    <style:style style:name="T10" style:parent-style-name="Car.predefinitoparagrafo" style:family="text">
      <style:text-properties style:font-name="Arial" fo:font-weight="bold" style:font-weight-asian="bold" fo:font-size="10.5pt" style:font-size-asian="10.5pt"/>
    </style:style>
    <style:style style:name="T11" style:parent-style-name="Car.predefinitoparagrafo" style:family="text">
      <style:text-properties style:font-name="Arial" fo:font-weight="bold" style:font-weight-asian="bold" fo:font-size="10.5pt" style:font-size-asian="10.5pt"/>
    </style:style>
    <style:style style:name="T12" style:parent-style-name="Car.predefinitoparagrafo" style:family="text">
      <style:text-properties style:font-name="Arial" fo:font-weight="bold" style:font-weight-asian="bold" fo:font-size="10.5pt" style:font-size-asian="10.5pt"/>
    </style:style>
    <style:style style:name="P13" style:parent-style-name="Standard" style:family="paragraph">
      <style:paragraph-properties fo:break-before="page" fo:border="0.0034in solid #000000" fo:padding="0in" style:shadow="none" fo:margin-top="0.0597in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size="9pt" style:font-size-asian="9pt" style:font-size-complex="9pt"/>
    </style:style>
    <style:style style:name="T16" style:parent-style-name="Car.predefinitoparagrafo" style:family="text">
      <style:text-properties fo:font-size="9pt" style:font-size-asian="9pt" style:font-size-complex="9pt"/>
    </style:style>
    <style:style style:name="T17" style:parent-style-name="Car.predefinitoparagrafo" style:family="text">
      <style:text-properties fo:color="#82210D"/>
    </style:style>
    <style:style style:name="T18" style:parent-style-name="Car.predefinitoparagrafo" style:family="text">
      <style:text-properties fo:font-weight="bold" style:font-weight-asian="bold" style:font-weight-complex="bold" fo:color="#82210D"/>
    </style:style>
    <style:style style:name="T19" style:parent-style-name="Car.predefinitoparagrafo" style:family="text">
      <style:text-properties fo:color="#82210D"/>
    </style:style>
    <style:style style:name="T20" style:parent-style-name="Car.predefinitoparagrafo" style:family="text">
      <style:text-properties fo:color="#82210D"/>
    </style:style>
    <style:style style:name="P21" style:parent-style-name="Intestazione" style:family="paragraph">
      <style:paragraph-properties fo:border="0.0034in solid #000000" fo:padding="0.0138in" style:shadow="none">
        <style:tab-stops>
          <style:tab-stop style:type="left" style:position="1.7715in"/>
          <style:tab-stop style:type="left" style:position="3in"/>
          <style:tab-stop style:type="center" style:position="3.3465in"/>
          <style:tab-stop style:type="center" style:position="3.4645in"/>
          <style:tab-stop style:type="left" style:position="5in"/>
          <style:tab-stop style:type="right" style:position="6.693in"/>
          <style:tab-stop style:type="right" style:position="6.9291in"/>
          <style:tab-stop style:type="right" style:position="7.5in"/>
        </style:tab-stops>
      </style:paragraph-properties>
    </style:style>
    <style:style style:name="P22" style:parent-style-name="Intestazione" style:family="paragraph">
      <style:paragraph-properties>
        <style:tab-stops>
          <style:tab-stop style:type="center" style:position="3.3465in"/>
          <style:tab-stop style:type="center" style:position="3.4645in"/>
          <style:tab-stop style:type="right" style:position="6.693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  <style:style style:name="P23" style:parent-style-name="Intestazione" style:family="paragraph">
      <style:paragraph-properties>
        <style:tab-stops>
          <style:tab-stop style:type="center" style:position="3.3465in"/>
          <style:tab-stop style:type="center" style:position="3.4645in"/>
          <style:tab-stop style:type="right" style:position="6.693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  <style:style style:name="P24" style:parent-style-name="Intestazione" style:family="paragraph">
      <style:paragraph-properties>
        <style:tab-stops>
          <style:tab-stop style:type="center" style:position="3.3465in"/>
          <style:tab-stop style:type="center" style:position="3.4645in"/>
          <style:tab-stop style:type="right" style:position="6.693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Intestazione"><text:span text:style-name="T2">Università di Padova – Informatica – Ingegne</text:span><text:span text:style-name="T3">ria del Software</text:span><text:span text:style-name="T4"><text:tab/></text:span><text:span text:style-name="T5"><text:tab/>pag.<text:s/></text:span><text:span text:style-name="T6"><text:page-number style:num-format="1" text:fixed="false">3</text:page-number></text:span><text:span text:style-name="T7"><text:s/>/<text:s/></text:span><text:span text:style-name="T8"><text:page-count>3</text:page-count></text:span></text:p>
        <text:p text:style-name="Intestazione">Esame scritto – II prova scritta - parte Compito (<text:span text:style-name="T9">Pratica</text:span>) –<text:s/><text:span text:style-name="T10">27</text:span><text:s/><text:span text:style-name="T11">agosto</text:span><text:s/><text:span text:style-name="T12">2021</text:span></text:p>
        <text:p text:style-name="P13"><text:span text:style-name="T14">Istruzioni</text:span><text:span text:style-name="T15"><text:s/></text:span><text:span text:style-name="T16"><text:line-break/></text:span><text:span text:style-name="T17">Riportare qui sotto cognome, nome, matricola, e anno di progetto didattico di<text:s/></text:span><text:span text:style-name="T18">tutti</text:span><text:span text:style-name="T19"><text:s/>i candidati che hanno c</text:span><text:span text:style-name="T20">ollaborato alla risposta.</text:span></text:p>
        <text:p text:style-name="P21">Cognome:<text:tab/>Nome:<text:tab/>Matricola:<text:tab/>Anno Progetto Didattico:</text:p>
        <text:p text:style-name="P22"/>
        <text:p text:style-name="P23"/>
        <text:p text:style-name="P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rdin Riccardo</dc:creator>
    <meta:creation-date>2006-03-18T17:20:00Z</meta:creation-date>
    <dc:date>2021-08-25T19:38:00Z</dc:date>
    <meta:print-date>2018-04-05T10:44:00Z</meta:print-date>
    <meta:template xlink:href="Normal.dotm" xlink:type="simple"/>
    <meta:editing-cycles>806</meta:editing-cycles>
    <meta:editing-duration>PT3024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01" meta:character-count="2014" meta:row-count="14" meta:non-whitespace-character-count="1717"/>
  </office:meta>
</office:document-meta>
</file>